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20.098cm" fo:margin-left="-0.191cm" fo:margin-top="0cm" fo:margin-bottom="0cm" style:page-number="auto" table:align="left" style:writing-mode="lr-tb"/>
    </style:style>
    <style:style style:name="Tableau1.A" style:family="table-column">
      <style:table-column-properties style:column-width="6.094cm"/>
    </style:style>
    <style:style style:name="Tableau1.B" style:family="table-column">
      <style:table-column-properties style:column-width="3.953cm"/>
    </style:style>
    <style:style style:name="Tableau1.1" style:family="table-row">
      <style:table-row-properties style:min-row-height="3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1.2" style:family="table-row">
      <style:table-row-properties style:keep-together="true" fo:keep-together="auto"/>
    </style:style>
    <style:style style:name="P1" style:family="paragraph" style:parent-style-name="Standard">
      <style:paragraph-properties fo:margin-top="0cm" fo:margin-bottom="0cm" fo:line-height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1">TOPIC/TITLE</text:p>
            <text:p text:style-name="P1"/>
            <text:p text:style-name="P1">Using If-Else Conditionals and logic</text:p>
            <text:p text:style-name="P1"><text:bookmark text:name="Bookmark"/></text:p>
            <text:p text:style-name="P1"/>
            <text:p text:style-name="P1"/>
          </table:table-cell>
          <table:covered-table-cell/>
        </table:table-row>
        <table:table-row table:style-name="Tableau1.2">
          <table:table-cell table:style-name="Tableau1.A1" table:number-rows-spanned="35" office:value-type="string">
            <text:p text:style-name="P1">Keywords/Questions</text:p>
            <text:p text:style-name="P1"/>
            <text:p text:style-name="P1">If-Else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Combining selector</text:p>
            <text:p text:style-name="P1"/>
            <text:p text:style-name="P1"/>
            <text:p text:style-name="P1"/>
          </table:table-cell>
          <table:table-cell table:style-name="Tableau1.A1" office:value-type="string">
            <text:p text:style-name="P1">Notes : 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In programing allows us to control the flow.</text:p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If (track === « clear ») {</text:p>
            <text:p text:style-name="P1">gostraight();</text:p>
            <text:p text:style-name="P1">}else{</text:p>
            <text:p text:style-name="P1">turnright();</text:p>
            <text:p text:style-name="P1">}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To say equality we use === equal signs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'=== is equal to</text:p>
            <text:p text:style-name="P1">'!== is not equal to</text:p>
            <text:p text:style-name="P1">'&gt; is greater than </text:p>
            <text:p text:style-name="P1">'&lt;is lesser than</text:p>
            <text:p text:style-name="P1">'&gt;= greater or equal</text:p>
            <text:p text:style-name="P1">'&gt;=lesser or equal 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'=== is different from ==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var a = 1</text:p>
            <text:p text:style-name="P1">var b = "1"</text:p>
            <text:p text:style-name="P1"/>
            <text:p text:style-name="P1">if(a===b){</text:p>
            <text:p text:style-name="P1">console.log("yes");</text:p>
            <text:p text:style-name="P1">}else {</text:p>
            <text:p text:style-name="P1">console.log("no") ;</text:p>
            <text:p text:style-name="P1">}</text:p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The answer will be no because si b is a string <text:s/></text:p>
            <text:p text:style-name="P1">'=== also check if datatype is the same.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But with == the answer will be yes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&amp;&amp; AND : if wether one condition is true and if condition twp is true</text:p>
            <text:p text:style-name="P1">|| OR : one of the condition is true 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! NOT : or the opposite of something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table:number-columns-spanned="2" office:value-type="string">
            <text:p text:style-name="P1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0.439cm" fo:margin-left="0.42cm" fo:margin-right="0.4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ULLEC, Alexandre</meta:initial-creator>
    <meta:editing-cycles>7</meta:editing-cycles>
    <meta:creation-date>2020-08-07T07:41:00</meta:creation-date>
    <dc:date>2020-08-29T16:26:11.06</dc:date>
    <meta:editing-duration>PT1H38M51S</meta:editing-duration>
    <meta:generator>OpenOffice/4.1.7$Win32 OpenOffice.org_project/417m1$Build-9800</meta:generator>
    <meta:document-statistic meta:table-count="1" meta:image-count="0" meta:object-count="0" meta:page-count="2" meta:paragraph-count="33" meta:word-count="141" meta:character-count="713"/>
    <meta:user-defined meta:name="AppVersion">16.0000</meta:user-defined>
    <meta:user-defined meta:name="Company">Transde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